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3.3333333333333335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3.125in" fo:break-before="auto" style:use-optimal-row-height="true"/>
    </style:style>
    <style:style style:name="ro8" style:family="table-row">
      <style:table-row-properties style:row-height="2.5in" fo:break-before="auto" style:use-optimal-row-height="true"/>
    </style:style>
    <style:style style:name="ro9" style:family="table-row">
      <style:table-row-properties style:row-height="2.7083333333333335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ro11" style:family="table-row">
      <style:table-row-properties style:row-height="1.4583333333333333in" fo:break-before="auto" style:use-optimal-row-height="true"/>
    </style:style>
    <style:style style:name="ro12" style:family="table-row">
      <style:table-row-properties style:row-height="2.9166666666666665in" fo:break-before="auto" style:use-optimal-row-height="true"/>
    </style:style>
    <style:style style:name="ro13" style:family="table-row">
      <style:table-row-properties style:row-height="1.6666666666666667in" fo:break-before="auto" style:use-optimal-row-height="true"/>
    </style:style>
    <style:style style:name="ro14" style:family="table-row">
      <style:table-row-properties style:row-height="2.0833333333333335in" fo:break-before="auto" style:use-optimal-row-height="true"/>
    </style:style>
    <style:style style:name="ro15" style:family="table-row">
      <style:table-row-properties style:row-height="3.5416666666666665in" fo:break-before="auto" style:use-optimal-row-height="true"/>
    </style:style>
    <style:style style:name="ro16" style:family="table-row">
      <style:table-row-properties style:row-height="0.625in" fo:break-before="auto" style:use-optimal-row-height="true"/>
    </style:style>
    <style:style style:name="ro17" style:family="table-row">
      <style:table-row-properties style:row-height="0.8333333333333334in" fo:break-before="auto" style:use-optimal-row-height="true"/>
    </style:style>
    <style:style style:name="ro18" style:family="table-row">
      <style:table-row-properties style:row-height="0.4166666666666667in" fo:break-before="auto" style:use-optimal-row-height="true"/>
    </style:style>
    <style:style style:name="ro19" style:family="table-row">
      <style:table-row-properties style:row-height="0.20833333333333334in" fo:break-before="auto" style:use-optimal-row-height="true"/>
    </style:style>
    <style:style style:name="ro20" style:family="table-row">
      <style:table-row-properties style:row-height="0.3541666666666667in" fo:break-before="auto" style:use-optimal-row-height="true"/>
    </style:style>
    <style:style style:name="ro21" style:family="table-row">
      <style:table-row-properties style:row-height="0.7083333333333334in" fo:break-before="auto" style:use-optimal-row-height="true"/>
    </style:style>
    <style:style style:name="ro22" style:family="table-row">
      <style:table-row-properties style:row-height="0.53125in" fo:break-before="auto" style:use-optimal-row-height="true"/>
    </style:style>
    <style:style style:name="ro23" style:family="table-row">
      <style:table-row-properties style:row-height="0.8854166666666666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4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5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5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5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6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7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9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1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11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13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1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14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13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1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8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4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5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11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13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1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8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11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5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11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11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7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6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0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15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1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10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3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4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1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11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0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10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8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3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1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4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3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10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3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0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13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1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9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13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0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9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8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13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14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9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9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8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8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8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4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14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3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3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13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18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13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14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8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13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17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13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4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8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6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4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17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4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17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16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11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13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18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13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10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4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11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10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16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17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10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13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17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8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16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11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17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4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10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0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17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0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13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11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16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10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13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11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10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16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4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10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9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13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8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17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0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11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11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10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11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16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13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4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14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10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13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10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14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17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17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11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10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16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11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13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11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8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18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16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10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8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13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11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18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1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8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1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13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10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10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13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17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19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17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11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1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13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10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16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10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11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17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18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11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4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10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17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10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17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18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16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10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10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9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10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10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8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8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9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17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16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10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9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4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16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18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0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10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17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1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10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16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8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4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18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14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3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17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11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0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11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11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10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17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17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18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8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11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3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8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18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16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16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10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13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13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10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18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10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16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11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17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11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8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16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8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16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10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10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17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18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10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4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17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11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13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18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11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1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10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13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18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8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11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16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11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6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10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18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17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7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8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11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11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11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9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16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11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18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10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17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11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11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16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17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11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11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18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1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16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17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11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18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11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10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11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8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16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16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6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13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11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10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16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16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8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11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13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11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16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13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17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18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10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10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10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10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16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17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13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16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16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11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10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10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16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10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17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13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18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10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17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13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16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8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17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18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11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10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10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17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18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10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17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10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16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10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18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11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8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18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18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1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10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17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11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16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11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8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8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16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16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10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17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8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18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1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10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17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16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16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8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17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18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11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7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8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18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10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16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19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10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0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10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18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18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11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8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17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1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16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8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19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8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8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10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11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16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13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8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11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18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10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13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16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13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10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17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16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9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10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17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17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13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19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8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8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10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11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18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10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16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11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6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13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8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17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17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13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9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16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17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17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16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10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16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18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11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16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10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18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10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10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10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18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16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17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19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10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0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13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16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18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10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10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19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17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0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8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16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8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11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16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8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10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19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16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17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1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18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8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9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10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1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10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11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9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17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10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16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11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11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16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18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1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6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9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8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17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8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3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7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17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16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16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18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10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6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16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19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11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16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16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8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16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16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10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18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10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11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8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8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8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16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13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18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16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10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16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9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16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10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8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11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11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16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16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10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19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11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0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19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1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17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11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16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17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17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17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10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10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18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16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11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19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16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9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10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17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13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13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17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11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10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10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7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17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16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8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17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4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16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8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17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18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10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10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10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0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16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13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13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16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10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10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16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18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11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8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16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17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17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10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10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16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17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18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1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16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17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8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7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18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10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16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11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17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0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18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8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4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17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10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18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18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8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7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9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18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1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16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11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7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0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16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8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16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18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10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16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10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18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10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16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17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10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11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10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16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18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16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18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6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8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17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11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10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10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4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10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16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16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17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18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0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8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17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17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10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16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18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17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13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8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6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8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10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11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17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17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16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17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18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0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16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8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6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17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16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9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13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13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11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11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10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11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17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17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18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17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0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9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11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11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11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18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18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16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17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6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11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17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16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9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8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17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17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13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17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17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11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11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10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8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17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16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17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17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16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10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17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16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17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17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16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8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13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10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11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13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17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11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8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10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10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16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16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8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17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17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10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10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17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11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16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16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8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10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17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10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16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10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17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10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17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18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16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11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16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11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8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18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17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9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17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16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10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17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10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11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16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8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16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11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13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16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16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16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8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16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8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18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10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16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7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11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18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16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8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9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8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16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13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11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16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9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6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16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8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16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13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16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10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11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9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8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8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17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13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16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18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17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3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16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18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6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10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10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16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17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11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16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9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18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16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7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6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13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3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17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11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10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18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16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9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8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16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8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17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11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17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16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17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10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11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17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16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8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17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8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16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8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13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4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13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17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6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18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9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16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17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8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17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9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16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8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6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10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4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17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16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10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18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18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1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9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17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11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16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4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17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8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19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8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1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16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6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8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17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19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18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6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17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9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18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7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17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18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18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8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6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18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11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6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17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11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16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18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17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8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8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17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9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8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13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17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16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8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18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18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10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17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8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17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17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4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16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16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16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10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8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19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1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0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10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13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11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16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18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17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16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17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18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16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6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18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17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8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10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13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18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19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6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0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16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16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16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18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16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7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16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17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17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16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10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16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18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8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8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8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16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18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6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7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17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16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18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16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18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7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18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18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6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8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6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17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10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10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10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18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18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17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16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16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17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18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10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17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18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16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6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17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16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17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13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8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17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16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17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17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17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17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16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17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16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17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17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18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14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17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7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16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18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16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7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13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17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16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18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16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7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18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17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17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18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16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9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17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8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8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17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3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16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13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17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17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8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4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13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16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4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8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8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13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7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8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13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11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16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18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19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9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9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7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10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6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17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16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8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17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13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17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17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16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17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0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16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17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7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17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0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10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17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7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17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19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17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17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16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17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17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8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17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11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17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18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10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11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11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16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10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8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19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8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17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8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16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8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16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8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16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13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8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16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16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11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11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13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16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16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16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17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19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16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6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9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16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8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10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9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17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17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17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16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10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18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18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10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9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16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10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17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16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17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8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11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18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16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9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10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17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10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16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8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16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19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7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10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16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16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10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16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19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13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6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17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10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18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16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10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16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11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17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19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18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11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0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9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17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10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17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17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16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8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17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17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9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18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9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6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0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16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17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10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17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17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11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1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16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16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13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17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17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13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16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11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16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18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17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16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16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18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1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8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18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8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8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9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8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9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8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6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8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11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6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16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11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11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16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10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11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17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13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16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11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17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13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6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17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17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10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16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17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16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17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11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11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18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11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17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8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10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18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10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10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13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11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17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10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17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11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13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11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10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18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17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4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17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10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16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13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16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13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4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0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16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17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11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10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16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18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10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17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16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11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10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16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10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17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13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11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10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16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10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16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17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11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11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2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